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D0000009DF5B41280F39A6315.png" manifest:media-type="image/png"/>
  <manifest:file-entry manifest:full-path="Pictures/10000000000000F70000009A4459E1CAE81DA65E.png" manifest:media-type="image/png"/>
  <manifest:file-entry manifest:full-path="Pictures/1000000000000227000000348B99F3BA6059298D.png" manifest:media-type="image/png"/>
  <manifest:file-entry manifest:full-path="Pictures/100000000000019B000000A338A35A9B72949915.png" manifest:media-type="image/png"/>
  <manifest:file-entry manifest:full-path="Pictures/10000000000000FE000000A0A366F1C07BB887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e51" officeooo:paragraph-rsid="00132e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th - iter</text:p>
      <text:p text:style-name="Standard"/>
      <text:p text:style-name="Standard"><draw:frame draw:style-name="fr1" draw:name="Image1" text:anchor-type="paragraph" svg:x="0.3772in" svg:y="0.1437in" svg:width="4.4689in" svg:height="1.6354in" draw:z-index="0"><draw:image xlink:href="Pictures/10000000000001AD0000009DF5B41280F39A631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5.7398in" svg:height="0.5417in" draw:z-index="1"><draw:image xlink:href="Pictures/1000000000000227000000348B99F3BA6059298D.png" xlink:type="simple" xlink:show="embed" xlink:actuate="onLoad"/></draw:frame></text:p>
      <text:p text:style-name="Standard"><draw:frame draw:style-name="fr1" draw:name="Image3" text:anchor-type="paragraph" svg:x="0.0756in" svg:y="0.0583in" svg:width="2.6457in" svg:height="1.6665in" draw:z-index="2"><draw:image xlink:href="Pictures/10000000000000FE000000A0A366F1C07BB8874B.png" xlink:type="simple" xlink:show="embed" xlink:actuate="onLoad"/></draw:frame><draw:frame draw:style-name="fr1" draw:name="Image4" text:anchor-type="paragraph" svg:x="3.3728in" svg:y="0.052in" svg:width="2.5728in" svg:height="1.6043in" draw:z-index="3"><draw:image xlink:href="Pictures/10000000000000F70000009A4459E1CAE81DA65E.png" xlink:type="simple" xlink:show="embed" xlink:actuate="onLoad"/></draw:frame><draw:frame draw:style-name="fr1" draw:name="Image5" text:anchor-type="paragraph" svg:x="0.0917in" svg:y="1.9374in" svg:width="4.2811in" svg:height="1.698in" draw:z-index="4"><draw:image xlink:href="Pictures/100000000000019B000000A338A35A9B729499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26:27.489388092</meta:creation-date>
    <dc:date>2019-01-04T13:42:48.409596339</dc:date>
    <meta:editing-duration>PT23H5M49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1" meta:paragraph-count="1" meta:word-count="3" meta:character-count="10" meta:non-whitespace-character-count="8"/>
  </office:meta>
</office:document-meta>
</file>